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b0ac" officeooo:paragraph-rsid="0002b0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Le site :<text:a xlink:type="simple" xlink:href="https://efcfrenchgame.azurewebsites.net/" text:style-name="Internet_20_link" text:visited-style-name="Visited_20_Internet_20_Link">https://efcfrenchgame.azurewebsites.net/</text:a></text:p>
      <text:p text:style-name="P1"/>
      <text:p text:style-name="P1">le git hub : <text:a xlink:type="simple" xlink:href="https://github.com/achilgourier/StudiECF/branches" text:style-name="Internet_20_link" text:visited-style-name="Visited_20_Internet_20_Link">https://github.com/achilgourier/StudiECF/branches</text:a></text:p>
      <text:p text:style-name="P1"/>
      <text:p text:style-name="P1">lien de gestion de projet : https://trello.com/b/fCsJ0jMx/ecf-fina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21T18:07:48.654000000</dc:date>
    <meta:editing-duration>PT51S</meta:editing-duration>
    <meta:editing-cycles>1</meta:editing-cycles>
    <meta:document-statistic meta:table-count="0" meta:image-count="0" meta:object-count="0" meta:page-count="1" meta:paragraph-count="3" meta:word-count="15" meta:character-count="178" meta:non-whitespace-character-count="166"/>
    <meta:generator>LibreOffice/7.1.0.3$Windows_X86_64 LibreOffice_project/f6099ecf3d29644b5008cc8f48f42f4a40986e4c</meta:generator>
  </office:meta>
</office:document-meta>
</file>